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3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 Semibold" fo:font-size="24pt" fo:text-shadow="none" fo:font-weight="bold" style:font-name-asian="Segoe UI3" style:font-size-asian="24pt" style:font-weight-asian="bold" style:font-name-complex="Segoe UI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249cm" svg:x="1.524cm" svg:y="0.762cm">
          <draw:text-box>
            <text:p text:style-name="P1"><text:span text:style-name="T1">HYMN #523</text:span></text:p>
            <text:p text:style-name="P1"><text:span text:style-name="T2">“</text:span><text:span text:style-name="T2">O Word of God Incarnat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1. </text:span><text:span text:style-name="T4">O Word of God incarnate,</text:span><text:span text:style-name="T4"><text:line-break/></text:span><text:span text:style-name="T4">O Wisdom from on high,</text:span><text:span text:style-name="T4"><text:line-break/></text:span><text:span text:style-name="T4">O Truth unchanged, unchanging,</text:span><text:span text:style-name="T4"><text:line-break/></text:span><text:span text:style-name="T4">O Light of our dark sk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4">We praise You for the radiance</text:span><text:span text:style-name="T4"><text:line-break/></text:span><text:span text:style-name="T4">That from the hallowed page,</text:span><text:span text:style-name="T4"><text:line-break/></text:span><text:span text:style-name="T4">A lantern to our footsteps,</text:span><text:span text:style-name="T4"><text:line-break/></text:span><text:span text:style-name="T4">Shines on from age to ag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2. </text:span><text:span text:style-name="T4">The Church from You, dear Master,</text:span><text:span text:style-name="T4"><text:line-break/></text:span><text:span text:style-name="T4">Received the gift divine;</text:span><text:span text:style-name="T4"><text:line-break/></text:span><text:span text:style-name="T4">And still that light is lifted</text:span><text:span text:style-name="T4"><text:line-break/></text:span><text:span text:style-name="T4">O’er all the earth to sh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3" draw:text-style-name="P7" draw:layer="layout" svg:width="24.892cm" svg:height="7.011cm" svg:x="1.524cm" svg:y="0.508cm">
          <draw:text-box>
            <text:p text:style-name="P6"><text:span text:style-name="T4">It is the chart and compass</text:span><text:span text:style-name="T4"><text:line-break/></text:span><text:span text:style-name="T4">That, all life’s voyage through,</text:span><text:span text:style-name="T4"><text:line-break/></text:span><text:span text:style-name="T4">Mid mists and rocks and quicksands</text:span><text:span text:style-name="T4"><text:line-break/></text:span><text:span text:style-name="T4">Still guides, O Christ, to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3. </text:span><text:span text:style-name="T4">O make Your Church, dear Savior,</text:span><text:span text:style-name="T4"><text:line-break/></text:span><text:span text:style-name="T4">A lamp of burnished gold</text:span><text:span text:style-name="T4"><text:line-break/></text:span><text:span text:style-name="T4">To bear before the nations</text:span><text:span text:style-name="T4"><text:line-break/></text:span><text:span text:style-name="T4">Your true light as of ol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>
        <draw:frame draw:style-name="gr4" draw:text-style-name="P5" draw:layer="layout" svg:width="24.892cm" svg:height="12.642cm" svg:x="1.524cm" svg:y="0.508cm">
          <draw:text-box>
            <text:p text:style-name="P4"><text:span text:style-name="T4">O teach Your wand’ring pilgrims</text:span><text:span text:style-name="T4"><text:line-break/></text:span><text:span text:style-name="T4">By this their path to trace</text:span><text:span text:style-name="T4"><text:line-break/></text:span><text:span text:style-name="T4">Till, clouds and darkness ended,</text:span><text:span text:style-name="T4"><text:line-break/></text:span><text:span text:style-name="T4">They see You face to face!</text:span></text:p>
            <text:p text:style-name="P8"><text:span text:style-name="T4"><text:line-break/></text:span><text:span text:style-name="T4"/></text:p>
            <text:p text:style-name="P8"><text:span text:style-name="T5"/></text:p>
            <text:p text:style-name="P8"><text:span text:style-name="T5"><text:s text:c="7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21:35:24.355000000</meta:creation-date>
    <dc:date>2019-04-23T13:25:40.869000000</dc:date>
    <meta:editing-duration>PT27M10S</meta:editing-duration>
    <meta:editing-cycles>10</meta:editing-cycles>
    <meta:generator>LibreOffice/6.1.5.2$Windows_X86_64 LibreOffice_project/90f8dcf33c87b3705e78202e3df5142b201bd805</meta:generator>
    <meta:document-statistic meta:object-count="42"/>
  </office:meta>
</office:document-meta>
</file>